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165869">
            <text:p>Beta-165869</text:p>
          </table:table-cell>
          <table:table-cell office:value-type="float" office:value="43.687">
            <text:p>43.687</text:p>
          </table:table-cell>
          <table:table-cell office:value-type="float" office:value="-7.858">
            <text:p>-7.858</text:p>
          </table:table-cell>
          <table:table-cell office:value-type="float" office:value="960.0">
            <text:p>960.0</text:p>
          </table:table-cell>
          <table:table-cell office:value-type="float" office:value="117.0">
            <text:p>11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08808">
            <text:p>Beta-208808</text:p>
          </table:table-cell>
          <table:table-cell office:value-type="float" office:value="43.28">
            <text:p>43.28</text:p>
          </table:table-cell>
          <table:table-cell office:value-type="float" office:value="-8.222">
            <text:p>-8.222</text:p>
          </table:table-cell>
          <table:table-cell office:value-type="float" office:value="2000.0">
            <text:p>2000.0</text:p>
          </table:table-cell>
          <table:table-cell office:value-type="float" office:value="108.0">
            <text:p>10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177708">
            <text:p>Beta-177708</text:p>
          </table:table-cell>
          <table:table-cell office:value-type="float" office:value="43.657">
            <text:p>43.657</text:p>
          </table:table-cell>
          <table:table-cell office:value-type="float" office:value="-8.051">
            <text:p>-8.051</text:p>
          </table:table-cell>
          <table:table-cell office:value-type="float" office:value="6090.0">
            <text:p>609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8">
            <text:p>-4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154345">
            <text:p>Beta-154345</text:p>
          </table:table-cell>
          <table:table-cell office:value-type="float" office:value="43.66">
            <text:p>43.66</text:p>
          </table:table-cell>
          <table:table-cell office:value-type="float" office:value="-7.603">
            <text:p>-7.603</text:p>
          </table:table-cell>
          <table:table-cell office:value-type="float" office:value="8610.0">
            <text:p>861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1.7">
            <text:p>-21.7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ICEN-930">
            <text:p>ICEN-930</text:p>
          </table:table-cell>
          <table:table-cell office:value-type="float" office:value="43.4">
            <text:p>43.4</text:p>
          </table:table-cell>
          <table:table-cell office:value-type="float" office:value="-8.2">
            <text:p>-8.2</text:p>
          </table:table-cell>
          <table:table-cell office:value-type="float" office:value="4350.0">
            <text:p>435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SantosFidalgoVidalRomani1993,GarciaArtolaEtal2018">
            <text:p>SantosFidalgoVidalRomani1993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08818">
            <text:p>Beta-208818</text:p>
          </table:table-cell>
          <table:table-cell office:value-type="float" office:value="43.362">
            <text:p>43.362</text:p>
          </table:table-cell>
          <table:table-cell office:value-type="float" office:value="-8.389">
            <text:p>-8.389</text:p>
          </table:table-cell>
          <table:table-cell office:value-type="float" office:value="9550.0">
            <text:p>9550.0</text:p>
          </table:table-cell>
          <table:table-cell office:value-type="float" office:value="112.0">
            <text:p>11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8.2">
            <text:p>-38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19214">
            <text:p>Beta-219214</text:p>
          </table:table-cell>
          <table:table-cell office:value-type="float" office:value="43.359">
            <text:p>43.359</text:p>
          </table:table-cell>
          <table:table-cell office:value-type="float" office:value="-8.207">
            <text:p>-8.207</text:p>
          </table:table-cell>
          <table:table-cell office:value-type="float" office:value="7560.0">
            <text:p>7560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">
            <text:p>-9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19216">
            <text:p>Beta-219216</text:p>
          </table:table-cell>
          <table:table-cell office:value-type="float" office:value="43.359">
            <text:p>43.359</text:p>
          </table:table-cell>
          <table:table-cell office:value-type="float" office:value="-8.207">
            <text:p>-8.207</text:p>
          </table:table-cell>
          <table:table-cell office:value-type="float" office:value="3940.0">
            <text:p>3940.0</text:p>
          </table:table-cell>
          <table:table-cell office:value-type="float" office:value="112.0">
            <text:p>11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19217">
            <text:p>Beta-219217</text:p>
          </table:table-cell>
          <table:table-cell office:value-type="float" office:value="43.359">
            <text:p>43.359</text:p>
          </table:table-cell>
          <table:table-cell office:value-type="float" office:value="-8.207">
            <text:p>-8.207</text:p>
          </table:table-cell>
          <table:table-cell office:value-type="float" office:value="2940.0">
            <text:p>294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19218">
            <text:p>Beta-219218</text:p>
          </table:table-cell>
          <table:table-cell office:value-type="float" office:value="43.359">
            <text:p>43.359</text:p>
          </table:table-cell>
          <table:table-cell office:value-type="float" office:value="-8.207">
            <text:p>-8.207</text:p>
          </table:table-cell>
          <table:table-cell office:value-type="float" office:value="1500.0">
            <text:p>150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28390">
            <text:p>Beta-228390</text:p>
          </table:table-cell>
          <table:table-cell office:value-type="float" office:value="43.294">
            <text:p>43.294</text:p>
          </table:table-cell>
          <table:table-cell office:value-type="float" office:value="-8.667">
            <text:p>-8.667</text:p>
          </table:table-cell>
          <table:table-cell office:value-type="float" office:value="1550.0">
            <text:p>15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28392">
            <text:p>Beta-228392</text:p>
          </table:table-cell>
          <table:table-cell office:value-type="float" office:value="43.294">
            <text:p>43.294</text:p>
          </table:table-cell>
          <table:table-cell office:value-type="float" office:value="-8.667">
            <text:p>-8.667</text:p>
          </table:table-cell>
          <table:table-cell office:value-type="float" office:value="4090.0">
            <text:p>409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165867">
            <text:p>Beta-165867</text:p>
          </table:table-cell>
          <table:table-cell office:value-type="float" office:value="43.28">
            <text:p>43.28</text:p>
          </table:table-cell>
          <table:table-cell office:value-type="float" office:value="-8.222">
            <text:p>-8.222</text:p>
          </table:table-cell>
          <table:table-cell office:value-type="float" office:value="6090.0">
            <text:p>609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Galicia">
            <text:p>Galicia</text:p>
          </table:table-cell>
          <table:table-cell office:value-type="string" office:value="radiocarbon">
            <text:p>radiocarbon</text:p>
          </table:table-cell>
          <table:table-cell office:value-type="string" office:value="Beta-208819">
            <text:p>Beta-208819</text:p>
          </table:table-cell>
          <table:table-cell office:value-type="float" office:value="43.362">
            <text:p>43.362</text:p>
          </table:table-cell>
          <table:table-cell office:value-type="float" office:value="-8.389">
            <text:p>-8.389</text:p>
          </table:table-cell>
          <table:table-cell office:value-type="float" office:value="9390.0">
            <text:p>9390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6.2">
            <text:p>-36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